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b675"/>
    </style:style>
    <style:style style:name="P2" style:family="paragraph" style:parent-style-name="Standard">
      <style:text-properties fo:font-weight="bold" officeooo:rsid="001a7360" officeooo:paragraph-rsid="001a7360" style:font-weight-asian="bold" style:font-weight-complex="bold"/>
    </style:style>
    <style:style style:name="P3" style:family="paragraph" style:parent-style-name="Standard">
      <style:text-properties officeooo:paragraph-rsid="0015b675"/>
    </style:style>
    <style:style style:name="T1" style:family="text">
      <style:text-properties officeooo:rsid="001be6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umber</text:span> right triang<text:span text:style-name="T1">l</text:span>e <text:span text:style-name="T1">Pattern</text:span></text:p>
      <text:p text:style-name="P1">#include&lt;iostream&gt;</text:p>
      <text:p text:style-name="P1">using namespace std;</text:p>
      <text:p text:style-name="P1">int main()</text:p>
      <text:p text:style-name="P1">{</text:p>
      <text:p text:style-name="P1">int n;</text:p>
      <text:p text:style-name="P1">cout&lt;&lt;"enter the number ";</text:p>
      <text:p text:style-name="P1">cin&gt;&gt;n;</text:p>
      <text:p text:style-name="P1">int count=0;</text:p>
      <text:p text:style-name="P1">for(int i=n;i&gt;0;i--){</text:p>
      <text:p text:style-name="P1"><text:s text:c="4"/>count=count+i;</text:p>
      <text:p text:style-name="P1">} </text:p>
      <text:p text:style-name="P1">for(int i=0;i&lt;n;i++){</text:p>
      <text:p text:style-name="P1"><text:s text:c="4"/>for(int j=n;j&gt;i;j--){</text:p>
      <text:p text:style-name="P1"><text:s text:c="8"/>cout&lt;&lt;count;</text:p>
      <text:p text:style-name="P1"><text:s text:c="8"/>count--;</text:p>
      <text:p text:style-name="P1"><text:s text:c="4"/>}</text:p>
      <text:p text:style-name="P1"><text:s text:c="4"/>cout&lt;&lt;endl;</text:p>
      <text:p text:style-name="P1">} </text:p>
      <text:p text:style-name="P1"/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29T17:12:53.009135759</dc:date>
    <meta:editing-duration>PT3H41M6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37" meta:character-count="275" meta:non-whitespace-character-count="227"/>
  </office:meta>
</office:document-meta>
</file>